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17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YNCISO RAFAEL SONIA BEATRIZ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YNCISO RAFAEL SONIA BEATRIZ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2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500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POLLOS FR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8:25:27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